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y coordinate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]*32+6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0.66" calcext:value-type="float">
            <text:p>0,66</text:p>
          </table:table-cell>
          <table:table-cell table:formula="of:=[.C4]*(1-[.G$4])" office:value-type="float" office:value="21.76" calcext:value-type="float">
            <text:p>21,76</text:p>
          </table:table-cell>
          <table:table-cell table:formula="of:=([.E4]-[.D4])/[.H4]" office:value-type="float" office:value="23.8051470588235" calcext:value-type="float">
            <text:p>23,8051470588</text:p>
          </table:table-cell>
          <table:table-cell office:value-type="float" office:value="2" calcext:value-type="float">
            <text:p>2</text:p>
          </table:table-cell>
          <table:table-cell table:formula="of:=[.J4]*[.H4]+[.D4]" office:value-type="float" office:value="43.52" calcext:value-type="float">
            <text:p>43,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]*32+64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formula="of:=([.E5]-[.D5])/64" office:value-type="float" office:value="9.09375" calcext:value-type="float">
            <text:p>9,09375</text:p>
          </table:table-cell>
          <table:table-cell/>
          <table:table-cell table:formula="of:=[.C5]*(1-[.G$4])" office:value-type="float" office:value="32.64" calcext:value-type="float">
            <text:p>32,64</text:p>
          </table:table-cell>
          <table:table-cell table:formula="of:=([.E5]-[.D5])/[.H5]" office:value-type="float" office:value="17.8308823529412" calcext:value-type="float">
            <text:p>17,8308823529</text:p>
          </table:table-cell>
          <table:table-cell office:value-type="float" office:value="2" calcext:value-type="float">
            <text:p>2</text:p>
          </table:table-cell>
          <table:table-cell table:formula="of:=[.J5]*[.H5]+[.D5]" office:value-type="float" office:value="65.28" calcext:value-type="float">
            <text:p>65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6]*32+64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table:formula="of:=([.E6]-[.D6])/64" office:value-type="float" office:value="10.03125" calcext:value-type="float">
            <text:p>10,03125</text:p>
          </table:table-cell>
          <table:table-cell/>
          <table:table-cell table:formula="of:=[.C6]*(1-[.G$4])" office:value-type="float" office:value="43.52" calcext:value-type="float">
            <text:p>43,52</text:p>
          </table:table-cell>
          <table:table-cell table:formula="of:=([.E6]-[.D6])/[.H6]" office:value-type="float" office:value="14.7518382352941" calcext:value-type="float">
            <text:p>14,7518382353</text:p>
          </table:table-cell>
          <table:table-cell office:value-type="float" office:value="2" calcext:value-type="float">
            <text:p>2</text:p>
          </table:table-cell>
          <table:table-cell table:formula="of:=[.J6]*[.H6]+[.D6]" office:value-type="float" office:value="87.04" calcext:value-type="float">
            <text:p>87,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7]*32+6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C7]*(1-[.G$4])" office:value-type="float" office:value="54.4" calcext:value-type="float">
            <text:p>54,4</text:p>
          </table:table-cell>
          <table:table-cell table:formula="of:=([.E7]-[.D7])/[.H7]" office:value-type="float" office:value="12.8676470588235" calcext:value-type="float">
            <text:p>12,8676470588</text:p>
          </table:table-cell>
          <table:table-cell office:value-type="float" office:value="5" calcext:value-type="float">
            <text:p>5</text:p>
          </table:table-cell>
          <table:table-cell table:formula="of:=[.J7]*[.H7]+[.D7]"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8]*32+64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formula="of:=([.E8]-[.D8])/64" office:value-type="float" office:value="11" calcext:value-type="float">
            <text:p>11</text:p>
          </table:table-cell>
          <table:table-cell/>
          <table:table-cell table:formula="of:=[.C8]*(1-[.G$4])" office:value-type="float" office:value="65.28" calcext:value-type="float">
            <text:p>65,28</text:p>
          </table:table-cell>
          <table:table-cell table:formula="of:=([.E8]-[.D8])/[.H8]" office:value-type="float" office:value="10.7843137254902" calcext:value-type="float">
            <text:p>10,7843137255</text:p>
          </table:table-cell>
          <table:table-cell office:value-type="float" office:value="2" calcext:value-type="float">
            <text:p>2</text:p>
          </table:table-cell>
          <table:table-cell table:formula="of:=[.J8]*[.H8]+[.D8]" office:value-type="float" office:value="130.56" calcext:value-type="float">
            <text:p>130,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9]*32+64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E9]-[.C9]" office:value-type="float" office:value="451" calcext:value-type="float">
            <text:p>451</text:p>
          </table:table-cell>
          <table:table-cell/>
          <table:table-cell table:formula="of:=[.C9]*(1-[.G$4])" office:value-type="float" office:value="76.16" calcext:value-type="float">
            <text:p>76,16</text:p>
          </table:table-cell>
          <table:table-cell table:formula="of:=([.E9]-[.D9])/[.H9]" office:value-type="float" office:value="8.86292016806723" calcext:value-type="float">
            <text:p>8,8629201681</text:p>
          </table:table-cell>
          <table:table-cell office:value-type="float" office:value="4" calcext:value-type="float">
            <text:p>4</text:p>
          </table:table-cell>
          <table:table-cell table:formula="of:=[.J9]*[.H9]+[.D9]" office:value-type="float" office:value="304.64" calcext:value-type="float">
            <text:p>304,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0]*32+64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table:formula="of:=[.E10]-[.C10]" office:value-type="float" office:value="406" calcext:value-type="float">
            <text:p>406</text:p>
          </table:table-cell>
          <table:table-cell/>
          <table:table-cell table:formula="of:=[.C10]*(1-[.G$4])" office:value-type="float" office:value="87.04" calcext:value-type="float">
            <text:p>87,04</text:p>
          </table:table-cell>
          <table:table-cell table:formula="of:=([.E10]-[.D10])/[.H10]" office:value-type="float" office:value="7.60569852941177" calcext:value-type="float">
            <text:p>7,6056985294</text:p>
          </table:table-cell>
          <table:table-cell office:value-type="float" office:value="3" calcext:value-type="float">
            <text:p>3</text:p>
          </table:table-cell>
          <table:table-cell table:formula="of:=[.J10]*[.H10]+[.D10]" office:value-type="float" office:value="261.12" calcext:value-type="float">
            <text:p>261,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]*6" office:value-type="float" office:value="1152" calcext:value-type="float">
            <text:p>115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SUM([.I4:.I10])" office:value-type="float" office:value="96.5084471288515" calcext:value-type="float">
            <text:p>96,50844712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C13]/16"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6]*[.C15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7]*[.C16]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8]*[.C17]" office:value-type="float" office:value="196" calcext:value-type="float">
            <text:p>196</text:p>
          </table:table-cell>
          <table:table-cell table:number-columns-repeated="3"/>
          <table:table-cell table:formula="of:=1/(1-0.6666)" office:value-type="float" office:value="2.99940011997601" calcext:value-type="float">
            <text:p>2,99940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9]*[.C18]" office:value-type="float" office:value="1764" calcext:value-type="float">
            <text:p>1764</text:p>
          </table:table-cell>
          <table:table-cell table:number-columns-repeated="3"/>
          <table:table-cell table:formula="of:=1/(1-0.5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9]*2" office:value-type="float" office:value="3528" calcext:value-type="float">
            <text:p>3528</text:p>
          </table:table-cell>
          <table:table-cell table:number-columns-repeated="3"/>
          <table:table-cell table:formula="of:=1/(1-0.75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159/2" office:value-type="float" office:value="79.5" calcext:value-type="float">
            <text:p>79,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C24]/64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[.C25]/64"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x coordinate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overlap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startx</text:p>
          </table:table-cell>
          <table:table-cell table:style-name="ce1" office:value-type="string" calcext:value-type="string">
            <text:p>end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,5</text:p>
          </table:table-cell>
          <table:table-cell table:formula="of:=(1-[.D31])*[.C31]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F31]*[.C31]*(1-[.D31])" office:value-type="float" office:value="832" calcext:value-type="float">
            <text:p>832</text:p>
          </table:table-cell>
          <table:table-cell table:formula="of:=(1280-[.G31])/2" office:value-type="float" office:value="224" calcext:value-type="float">
            <text:p>224</text:p>
          </table:table-cell>
          <table:table-cell table:formula="of:=[.H31]+[.G31]" office:value-type="float" office:value="1056" calcext:value-type="float">
            <text:p>1056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table:formula="of:=(1-[.D32])*[.C32]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[.F32]*[.C32]*(1-[.D32])" office:value-type="float" office:value="960" calcext:value-type="float">
            <text:p>960</text:p>
          </table:table-cell>
          <table:table-cell table:formula="of:=(1280-[.G32])/2" office:value-type="float" office:value="160" calcext:value-type="float">
            <text:p>160</text:p>
          </table:table-cell>
          <table:table-cell table:formula="of:=[.H32]+[.G32]" office:value-type="float" office:value="1120" calcext:value-type="float">
            <text:p>1120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,5</text:p>
          </table:table-cell>
          <table:table-cell table:formula="of:=(1-[.D33])*[.C33]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F33]*[.C33]*(1-[.D33])" office:value-type="float" office:value="1024" calcext:value-type="float">
            <text:p>1024</text:p>
          </table:table-cell>
          <table:table-cell table:formula="of:=(1280-[.G33])/2" office:value-type="float" office:value="128" calcext:value-type="float">
            <text:p>128</text:p>
          </table:table-cell>
          <table:table-cell table:formula="of:=[.H33]+[.G33]" office:value-type="float" office:value="1152" calcext:value-type="float">
            <text:p>1152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66" calcext:value-type="float">
            <text:p>0,66</text:p>
          </table:table-cell>
          <table:table-cell table:formula="of:=(1-[.D34])*[.C34]" office:value-type="float" office:value="54.4" calcext:value-type="float">
            <text:p>54,4</text:p>
          </table:table-cell>
          <table:table-cell office:value-type="float" office:value="22" calcext:value-type="float">
            <text:p>22</text:p>
          </table:table-cell>
          <table:table-cell table:formula="of:=[.F34]*[.C34]*(1-[.D34])" office:value-type="float" office:value="1196.8" calcext:value-type="float">
            <text:p>1196,8</text:p>
          </table:table-cell>
          <table:table-cell table:formula="of:=(1280-[.G34])/2" office:value-type="float" office:value="41.6" calcext:value-type="float">
            <text:p>41,6</text:p>
          </table:table-cell>
          <table:table-cell table:formula="of:=[.H34]+[.G34]" office:value-type="float" office:value="1238.4" calcext:value-type="float">
            <text:p>1238,4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66" calcext:value-type="float">
            <text:p>0,66</text:p>
          </table:table-cell>
          <table:table-cell table:formula="of:=(1-[.D35])*[.C35]" office:value-type="float" office:value="65.28" calcext:value-type="float">
            <text:p>65,28</text:p>
          </table:table-cell>
          <table:table-cell office:value-type="float" office:value="19" calcext:value-type="float">
            <text:p>19</text:p>
          </table:table-cell>
          <table:table-cell table:formula="of:=[.F35]*[.C35]*(1-[.D35])" office:value-type="float" office:value="1240.32" calcext:value-type="float">
            <text:p>1240,32</text:p>
          </table:table-cell>
          <table:table-cell table:formula="of:=(1280-[.G35])/2" office:value-type="float" office:value="19.84" calcext:value-type="float">
            <text:p>19,84</text:p>
          </table:table-cell>
          <table:table-cell table:formula="of:=[.H35]+[.G35]" office:value-type="float" office:value="1260.16" calcext:value-type="float">
            <text:p>1260,16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0.75" calcext:value-type="float">
            <text:p>0,75</text:p>
          </table:table-cell>
          <table:table-cell table:formula="of:=(1-[.D36])*[.C36]"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[.F36]*[.C36]*(1-[.D36])" office:value-type="float" office:value="1232" calcext:value-type="float">
            <text:p>1232</text:p>
          </table:table-cell>
          <table:table-cell table:formula="of:=(1280-[.G36])/2" office:value-type="float" office:value="24" calcext:value-type="float">
            <text:p>24</text:p>
          </table:table-cell>
          <table:table-cell table:formula="of:=[.H36]+[.G36]" office:value-type="float" office:value="1256" calcext:value-type="float">
            <text:p>1256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y coordinates</text:p>
          </table:table-cell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overlap</text:p>
          </table:table-cell>
          <table:table-cell table:style-name="ce1"/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starty</text:p>
          </table:table-cell>
          <table:table-cell table:style-name="ce1" office:value-type="string" calcext:value-type="string">
            <text:p>endy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formula="of:=[.C31]" office:value-type="float" office:value="64" calcext:value-type="float">
            <text:p>64</text:p>
          </table:table-cell>
          <table:table-cell table:formula="of:=[.D31]" office:value-type="float" office:value="0.5" calcext:value-type="float">
            <text:p>0,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0]*[.C40]*(1-[.D40])" office:value-type="float" office:value="96" calcext:value-type="float">
            <text:p>96</text:p>
          </table:table-cell>
          <table:table-cell office:value-type="float" office:value="390" calcext:value-type="float">
            <text:p>390</text:p>
          </table:table-cell>
          <table:table-cell table:formula="of:=[.H40]+[.G40]" office:value-type="float" office:value="486" calcext:value-type="float">
            <text:p>486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formula="of:=[.C32]" office:value-type="float" office:value="96" calcext:value-type="float">
            <text:p>96</text:p>
          </table:table-cell>
          <table:table-cell table:formula="of:=[.D32]" office:value-type="float" office:value="0.5" calcext:value-type="float">
            <text:p>0,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1]*[.C41]*(1-[.D41])" office:value-type="float" office:value="144" calcext:value-type="float">
            <text:p>144</text:p>
          </table:table-cell>
          <table:table-cell office:value-type="float" office:value="390" calcext:value-type="float">
            <text:p>390</text:p>
          </table:table-cell>
          <table:table-cell table:formula="of:=[.H41]+[.G41]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]" office:value-type="float" office:value="128" calcext:value-type="float">
            <text:p>128</text:p>
          </table:table-cell>
          <table:table-cell table:formula="of:=[.D33]" office:value-type="float" office:value="0.5" calcext:value-type="float">
            <text:p>0,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2]*[.C42]*(1-[.D42])+[.C42]" office:value-type="float" office:value="320" calcext:value-type="float">
            <text:p>320</text:p>
          </table:table-cell>
          <table:table-cell office:value-type="float" office:value="390" calcext:value-type="float">
            <text:p>390</text:p>
          </table:table-cell>
          <table:table-cell table:formula="of:=[.H42]+[.G42]"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style-name="ce3" table:formula="of:=[.H$44]+[.J42]*[.E$35]" office:value-type="float" office:value="455.28" calcext:value-type="float">
            <text:p>455,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]" office:value-type="float" office:value="160" calcext:value-type="float">
            <text:p>160</text:p>
          </table:table-cell>
          <table:table-cell table:formula="of:=[.D34]" office:value-type="float" office:value="0.66" calcext:value-type="float">
            <text:p>0,6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3]*[.C43]*(1-[.D43])+[.C43]" office:value-type="float" office:value="268.8" calcext:value-type="float">
            <text:p>268,8</text:p>
          </table:table-cell>
          <table:table-cell office:value-type="float" office:value="390" calcext:value-type="float">
            <text:p>390</text:p>
          </table:table-cell>
          <table:table-cell table:formula="of:=[.H43]+[.G43]" office:value-type="float" office:value="658.8" calcext:value-type="float">
            <text:p>658,8</text:p>
          </table:table-cell>
          <table:table-cell office:value-type="float" office:value="2" calcext:value-type="float">
            <text:p>2</text:p>
          </table:table-cell>
          <table:table-cell table:style-name="ce3" table:formula="of:=[.H$44]+[.J43]*[.E$35]" office:value-type="float" office:value="520.56" calcext:value-type="float">
            <text:p>520,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]" office:value-type="float" office:value="192" calcext:value-type="float">
            <text:p>192</text:p>
          </table:table-cell>
          <table:table-cell table:formula="of:=[.D35]" office:value-type="float" office:value="0.66" calcext:value-type="float">
            <text:p>0,6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4]*[.C44]*(1-[.D44])+[.C44]" office:value-type="float" office:value="257.28" calcext:value-type="float">
            <text:p>257,28</text:p>
          </table:table-cell>
          <table:table-cell office:value-type="float" office:value="390" calcext:value-type="float">
            <text:p>390</text:p>
          </table:table-cell>
          <table:table-cell table:formula="of:=[.H44]+[.G44]" office:value-type="float" office:value="647.28" calcext:value-type="float">
            <text:p>647,28</text:p>
          </table:table-cell>
          <table:table-cell office:value-type="float" office:value="3" calcext:value-type="float">
            <text:p>3</text:p>
          </table:table-cell>
          <table:table-cell table:style-name="ce3" table:formula="of:=[.H$44]+[.J44]*[.E$35]" office:value-type="float" office:value="585.84" calcext:value-type="float">
            <text:p>585,8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" office:value-type="float" office:value="224" calcext:value-type="float">
            <text:p>224</text:p>
          </table:table-cell>
          <table:table-cell table:formula="of:=[.D36]" office:value-type="float" office:value="0.75" calcext:value-type="float">
            <text:p>0,7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5]*[.C45]*(1-[.D45])+[.C45]" office:value-type="float" office:value="336" calcext:value-type="float">
            <text:p>336</text:p>
          </table:table-cell>
          <table:table-cell office:value-type="float" office:value="390" calcext:value-type="float">
            <text:p>390</text:p>
          </table:table-cell>
          <table:table-cell table:formula="of:=[.H45]+[.G45]"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table:style-name="ce3" table:formula="of:=[.H$44]+[.J45]*[.E$35]" office:value-type="float" office:value="651.12" calcext:value-type="float">
            <text:p>651,1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x coordinat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c</text:p>
          </table:table-cell>
          <table:table-cell table:number-columns-repeated="2"/>
          <table:table-cell office:value-type="string" calcext:value-type="string">
            <text:p>xc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([.K50]+[.L50])/2" office:value-type="float" office:value="438" calcext:value-type="float">
            <text:p>438</text:p>
          </table:table-cell>
          <table:table-cell table:formula="of:=[.K50]-[.C50]" office:value-type="float" office:value="-48" calcext:value-type="float">
            <text:p>-48</text:p>
          </table:table-cell>
          <table:table-cell table:formula="of:=[.L50]-[.C50]" office:value-type="float" office:value="48" calcext:value-type="float">
            <text:p>48</text:p>
          </table:table-cell>
          <table:table-cell table:formula="of:=([.M50]+[.N50])/2" office:value-type="float" office:value="100" calcext:value-type="float">
            <text:p>100</text:p>
          </table:table-cell>
          <table:table-cell table:formula="of:=[.N50]-[.F50]" office:value-type="float" office:value="80" calcext:value-type="float">
            <text:p>80</text:p>
          </table:table-cell>
          <table:table-cell table:formula="of:=[.N50]-[.F50]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2"/>
          <table:table-cell table:formula="of:=([.K51]+[.L51])/2" office:value-type="float" office:value="462" calcext:value-type="float">
            <text:p>462</text:p>
          </table:table-cell>
          <table:table-cell table:formula="of:=[.K51]-[.C51]" office:value-type="float" office:value="-72" calcext:value-type="float">
            <text:p>-72</text:p>
          </table:table-cell>
          <table:table-cell table:formula="of:=[.L51]-[.C51]" office:value-type="float" office:value="72" calcext:value-type="float">
            <text:p>72</text:p>
          </table:table-cell>
          <table:table-cell table:formula="of:=([.M51]+[.N51])/2" office:value-type="float" office:value="158" calcext:value-type="float">
            <text:p>158</text:p>
          </table:table-cell>
          <table:table-cell table:formula="of:=[.N51]-[.F51]" office:value-type="float" office:value="120" calcext:value-type="float">
            <text:p>120</text:p>
          </table:table-cell>
          <table:table-cell table:formula="of:=[.N51]-[.F51]" office:value-type="float" office:value="120" calcext:value-type="float">
            <text:p>12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90" calcext:value-type="float">
            <text:p>390</text:p>
          </table:table-cell>
          <table:table-cell office:value-type="float" office:value="534" calcext:value-type="float">
            <text:p>534</text:p>
          </table:table-cell>
          <table:table-cell office:value-type="float" office:value="38" calcext:value-type="float">
            <text:p>3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5)</text:p>
          </table:table-cell>
        </table:table-row>
        <table:table-row table:style-name="ro1">
          <table:table-cell table:number-columns-repeated="2"/>
          <table:table-cell table:formula="of:=([.K52]+[.L52])/2" office:value-type="float" office:value="551" calcext:value-type="float">
            <text:p>551</text:p>
          </table:table-cell>
          <table:table-cell table:formula="of:=[.K52]-[.C52]" office:value-type="float" office:value="-107" calcext:value-type="float">
            <text:p>-107</text:p>
          </table:table-cell>
          <table:table-cell table:formula="of:=[.L52]-[.C52]" office:value-type="float" office:value="107" calcext:value-type="float">
            <text:p>107</text:p>
          </table:table-cell>
          <table:table-cell table:formula="of:=([.M52]+[.N52])/2" office:value-type="float" office:value="144" calcext:value-type="float">
            <text:p>144</text:p>
          </table:table-cell>
          <table:table-cell table:formula="of:=[.N52]-[.F52]" office:value-type="float" office:value="134" calcext:value-type="float">
            <text:p>134</text:p>
          </table:table-cell>
          <table:table-cell table:formula="of:=[.N52]-[.F52]" office:value-type="float" office:value="134" calcext:value-type="float">
            <text:p>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44" calcext:value-type="float">
            <text:p>444</text:p>
          </table:table-cell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66)</text:p>
          </table:table-cell>
        </table:table-row>
        <table:table-row table:style-name="ro1">
          <table:table-cell table:number-columns-repeated="2"/>
          <table:table-cell table:formula="of:=([.K53]+[.L53])/2" office:value-type="float" office:value="526" calcext:value-type="float">
            <text:p>526</text:p>
          </table:table-cell>
          <table:table-cell table:formula="of:=[.K53]-[.C53]" office:value-type="float" office:value="-96" calcext:value-type="float">
            <text:p>-96</text:p>
          </table:table-cell>
          <table:table-cell table:formula="of:=[.L53]-[.C53]" office:value-type="float" office:value="96" calcext:value-type="float">
            <text:p>96</text:p>
          </table:table-cell>
          <table:table-cell table:formula="of:=([.M53]+[.N53])/2" office:value-type="float" office:value="171" calcext:value-type="float">
            <text:p>171</text:p>
          </table:table-cell>
          <table:table-cell table:formula="of:=[.N53]-[.F53]" office:value-type="float" office:value="161" calcext:value-type="float">
            <text:p>161</text:p>
          </table:table-cell>
          <table:table-cell table:formula="of:=[.N53]-[.F53]" office:value-type="float" office:value="161" calcext:value-type="float">
            <text:p>16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30" calcext:value-type="float">
            <text:p>430</text:p>
          </table:table-cell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6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6"/>
        </table:table-row>
        <table:table-row table:style-name="ro1" table:number-rows-repeated="16">
          <table:table-cell table:number-columns-repeated="15"/>
        </table:table-row>
        <table:table-row table:style-name="ro1">
          <table:table-cell table:number-columns-repeated="9"/>
          <table:table-cell table:formula="of:=96+48" office:value-type="float" office:value="144" calcext:value-type="float">
            <text:p>1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.00.0000</text:date>, <text:time style:data-style-name="N2" text:time-value="19:21:14.7914025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5:35:47.724285110</meta:creation-date>
    <dc:date>2017-02-07T00:57:09.345798762</dc:date>
    <meta:editing-duration>PT16H53M43S</meta:editing-duration>
    <meta:editing-cycles>8</meta:editing-cycles>
    <meta:generator>LibreOffice/4.2.8.2$Linux_X86_64 LibreOffice_project/420m0$Build-2</meta:generator>
    <meta:document-statistic meta:table-count="1" meta:cell-count="241" meta:object-count="0"/>
  </office:meta>
</office:document-meta>
</file>